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3.688cm" table:align="left"/>
    </style:style>
    <style:style style:name="Tabla1.A" style:family="table-column">
      <style:table-column-properties style:column-width="13.688cm"/>
    </style:style>
    <style:style style:name="Tabla1.A1" style:family="table-cell">
      <style:table-cell-properties style:vertical-align="middle" style:border-line-width="0.009cm 0.009cm 0.009cm" fo:padding="0.132cm" fo:border="0.75pt double #808080"/>
    </style:style>
    <style:style style:name="Tabla2" style:family="table">
      <style:table-properties style:width="6.512cm" table:align="left"/>
    </style:style>
    <style:style style:name="Tabla2.A" style:family="table-column">
      <style:table-column-properties style:column-width="6.512cm"/>
    </style:style>
    <style:style style:name="Tabla2.A1" style:family="table-cell">
      <style:table-cell-properties style:vertical-align="middle" style:border-line-width="0.009cm 0.009cm 0.009cm" fo:padding="0.132cm" fo:border="0.75pt double #80808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4" style:family="paragraph" style:parent-style-name="Text_20_body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 officeooo:rsid="000cee1b" officeooo:paragraph-rsid="000cee1b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 officeooo:rsid="000cee1b" officeooo:paragraph-rsid="000cee1b"/>
    </style:style>
    <style:style style:name="P7" style:family="paragraph" style:parent-style-name="Text_20_body">
      <style:text-properties fo:font-variant="normal" fo:text-transform="none" fo:color="#222222" loext:opacity="100%" style:font-name="Arial" fo:font-size="9.75pt" fo:letter-spacing="normal" fo:font-style="normal" fo:font-weight="normal" officeooo:rsid="000cee1b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 officeooo:rsid="000a9155" officeooo:paragraph-rsid="000a9155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 officeooo:rsid="000b5f43" officeooo:paragraph-rsid="000b5f43"/>
    </style:style>
    <style:style style:name="P10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 officeooo:rsid="000e1a16" officeooo:paragraph-rsid="000e1a16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Text_20_body" style:list-style-name="L1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13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14" style:family="paragraph" style:parent-style-name="Text_20_body" style:list-style-name="L2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15" style:family="paragraph" style:parent-style-name="Text_20_body" style:list-style-name="L2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17" style:family="paragraph" style:parent-style-name="Text_20_body" style:list-style-name="L3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18" style:family="paragraph" style:parent-style-name="Text_20_body" style:list-style-name="L3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19" style:family="paragraph" style:parent-style-name="Text_20_body" style:list-style-name="L4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20" style:family="paragraph" style:parent-style-name="Text_20_body" style:list-style-name="L4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21" style:family="paragraph" style:parent-style-name="Text_20_body" style:list-style-name="L5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22" style:family="paragraph" style:parent-style-name="Text_20_body" style:list-style-name="L5">
      <style:paragraph-properties fo:margin-left="0.794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P23" style:family="paragraph" style:parent-style-name="Text_20_body" style:list-style-name="L5">
      <style:paragraph-properties fo:margin-left="0.794cm" fo:margin-right="0cm" fo:orphans="2" fo:widows="2" fo:text-indent="0cm" style:auto-text-indent="false"/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T1" style:family="text">
      <style:text-properties fo:font-variant="normal" fo:text-transform="none" fo:color="#222222" loext:opacity="100%" style:font-name="Arial" fo:font-size="9.7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number text:level="2" text:style-name="Numbering_20_Symbols" loext:num-list-format="%2%." style:num-suffix="." style:num-format="1">
        <style:list-level-properties text:space-before="2.494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l ejercicio 1 y 2 (configuración), entregar:</text:p>
      <text:list xml:id="list1153963917" text:style-name="L1">
        <text:list-item>
          <text:p text:style-name="P12">Pasos necesarios para realizar el ejercicio (por ejemplo: desde inicio ir al panel de control, luego...)</text:p>
        </text:list-item>
        <text:list-item>
          <text:p text:style-name="P12">Captura de pantalla donde se vea la solución al apartado propuesto (añadir pasos intermedios si es necesario), incluyendo el reloj del sistema con fecha y hora.</text:p>
        </text:list-item>
        <text:list-item>
          <text:p text:style-name="P13">Realizarlo en un procesador de texto (LibreOffice o similar) y luego entregar CONVERTIDO A PDF</text:p>
        </text:list-item>
      </text:list>
      <text:p text:style-name="P1">Para el ejercicio 3, entregar el script info_usuario.sh (se tendrá en cuenta claridad y limpieza del código, COMENTARIOS, etc.)</text:p>
      <text:p text:style-name="P11"><text:span text:style-name="Strong_20_Emphasis"><text:span text:style-name="T1">[3.5ptos]: 1) Windows</text:span></text:span></text:p>
      <text:list xml:id="list990249194" text:style-name="L2">
        <text:list-item>
          <text:p text:style-name="P14">Muestra los procesos que están en ejecución y su consumo de CPU, memoria, disco y red</text:p>
          <text:p text:style-name="P16"/>
        </text:list-item>
      </text:list>
      <text:p text:style-name="P8">tasklist /v</text:p>
      <text:p text:style-name="P4"/>
      <text:list xml:id="list235243305866076" text:continue-numbering="true" text:style-name="L2">
        <text:list-item>
          <text:p text:style-name="P14">Muestra el programa predeterminado para visualizar páginas web</text:p>
        </text:list-item>
      </text:list>
      <text:p text:style-name="P3"/>
      <text:p text:style-name="P3">tasklist /fi "IMAGENAME eq opera*"</text:p>
      <text:p text:style-name="P3"/>
      <text:list xml:id="list235243400617277" text:continue-numbering="true" text:style-name="L2">
        <text:list-item>
          <text:p text:style-name="P14">Muestra las particiones de los discos duros y cómo se cambiaría la letra a una unidad (NO cambiar la letra, sólo dónde se haría)</text:p>
        </text:list-item>
      </text:list>
      <text:p text:style-name="P9">diskpart</text:p>
      <text:p text:style-name="P9"/>
      <text:p text:style-name="P9">list volume</text:p>
      <text:p text:style-name="P9"/>
      <text:p text:style-name="P9">select volume “el que quieras”</text:p>
      <text:p text:style-name="P9"/>
      <text:p text:style-name="P6">assign letter=”letra”</text:p>
      <text:p text:style-name="P9"/>
      <text:list xml:id="list235244104530842" text:continue-numbering="true" text:style-name="L2">
        <text:list-item>
          <text:p text:style-name="P14">Estable una política para NO PERMITIR que se ejecute Windows Messenger</text:p>
        </text:list-item>
      </text:list>
      <text:p text:style-name="P4"/>
      <text:p text:style-name="P3"/>
      <text:list xml:id="list235244198842493" text:continue-numbering="true" text:style-name="L2">
        <text:list-item>
          <text:p text:style-name="P15">Establece una política para DESACTIVAR la Tienda de Windows</text:p>
        </text:list-item>
      </text:list>
      <text:p text:style-name="P1"/>
      <text:p text:style-name="P11"><text:span text:style-name="Strong_20_Emphasis"><text:span text:style-name="T1">[3.5ptos]: 2) Linux</text:span></text:span></text:p>
      <text:list xml:id="list1573219892" text:style-name="L3">
        <text:list-item>
          <text:p text:style-name="P17">Muestra el listado de todos los servicios en linux, ¿cuáles son los que están en ejecución?</text:p>
        </text:list-item>
      </text:list>
      <text:p text:style-name="P6">Service –status-all</text:p>
      <text:p text:style-name="P6"/>
      <text:p text:style-name="P6">Service –status-all | grep +</text:p>
      <text:p text:style-name="P6"/>
      <text:p text:style-name="P5"><text:bookmark text:name="yui_3_17_2_1_1647797847596_24"/><text:bookmark text:name="yui_3_17_2_1_1647797847596_23"/><text:bookmark text:name="yui_3_17_2_1_1647797847596_25"/></text:p>
      <table:table table:name="Tabla1" table:style-name="Tabla1">
        <table:table-column table:style-name="Tabla1.A"/>
        <table:table-row table:style-name="TableLine2236090916016">
          <table:table-cell table:style-name="Tabla1.A1" office:value-type="string">
            <text:p text:style-name="Table_20_Contents"><text:bookmark text:name="yui_3_17_2_1_1647797847596_21"/><text:bookmark text:name="yui_3_17_2_1_1647797847596_22"/><text:span text:style-name="Teletype">systemctl list-units --type=service --state=running</text:span><text:bookmark text:name="yui_3_17_2_1_1647797847596_38"/></text:p>
          </table:table-cell>
        </table:table-row>
      </table:table>
      <text:p text:style-name="P7"/>
      <text:list xml:id="list235243728842194" text:continue-numbering="true" text:style-name="L3">
        <text:list-item>
          <text:p text:style-name="P17">Deshabilita el servicio openvpn (NO debe volver a iniciarse al reiniciar)</text:p>
        </text:list-item>
      </text:list>
      <text:p text:style-name="P3"/>
      <text:p text:style-name="P2"><text:bookmark text:name="yui_3_17_2_1_1647797847596_241"/><text:bookmark text:name="yui_3_17_2_1_1647797847596_43"/><text:bookmark text:name="yui_3_17_2_1_1647797847596_251"/></text:p>
      <table:table table:name="Tabla2" table:style-name="Tabla2">
        <table:table-column table:style-name="Tabla2.A"/>
        <table:table-row table:style-name="TableLine2236090927712">
          <table:table-cell table:style-name="Tabla2.A1" office:value-type="string">
            <text:p text:style-name="Table_20_Contents"><text:span text:style-name="Teletype">Systemctl </text:span><text:span text:style-name="Teletype"><text:span text:style-name="Strong_20_Emphasis">disable</text:span></text:span><text:bookmark text:name="yui_3_17_2_1_1647797847596_44"/><text:span text:style-name="Teletype"> </text:span><text:span text:style-name="Teletype"><text:span text:style-name="Emphasis">servd</text:span></text:span></text:p>
          </table:table-cell>
        </table:table-row>
      </table:table>
      <text:p text:style-name="Text_20_body"/>
      <text:list xml:id="list235243341312483" text:continue-numbering="true" text:style-name="L3">
        <text:list-item>
          <text:p text:style-name="P17">Añada una regla en el firewall para bloquear todas las comunicaciones entrantes y salientes del protocolo UDP por el puerto 12345</text:p>
        </text:list-item>
      </text:list>
      <text:p text:style-name="P3"/>
      <text:p text:style-name="P3"/>
      <text:list xml:id="list235244523095484" text:continue-numbering="true" text:style-name="L3">
        <text:list-item>
          <text:p text:style-name="P17"><text:soft-page-break/>Muestra cómo redimensionaría la partición /home en el disco duro (mostrar sólo el menú de redimensionar, NO hacerlo)</text:p>
        </text:list-item>
      </text:list>
      <text:p text:style-name="P4"/>
      <text:p text:style-name="P4"/>
      <text:p text:style-name="P3"/>
      <text:list xml:id="list235244714328697" text:continue-numbering="true" text:style-name="L3">
        <text:list-item>
          <text:p text:style-name="P18">Muestra los paquetes de software que están preparados para una arquitectura de 64bit</text:p>
        </text:list-item>
      </text:list>
      <text:p text:style-name="P10">apt list | grep amd64</text:p>
      <text:p text:style-name="P10"/>
      <text:p text:style-name="P11"><text:span text:style-name="Strong_20_Emphasis"><text:span text:style-name="T1">[3 puntos]: 3) Script (linux)</text:span></text:span><text:span text:style-name="T1"><text:line-break/>Desarrollar un script llamado "info_usuario.sh" que acepte 3 paramétros en este orden:</text:span></text:p>
      <text:list xml:id="list3491685278" text:style-name="L4">
        <text:list-item>
          <text:p text:style-name="P19">Nombre de fichero (obligatorio)</text:p>
        </text:list-item>
        <text:list-item>
          <text:p text:style-name="P19">Ruta (opcional, si no se indica, por defecto utilizar el directorio actual)</text:p>
        </text:list-item>
        <text:list-item>
          <text:p text:style-name="P20">Usuario (si no se indica, por defecto utilizar el usuario actual)</text:p>
        </text:list-item>
      </text:list>
      <text:p text:style-name="P1">El script debe indicar</text:p>
      <text:list xml:id="list1564684170" text:style-name="L5">
        <text:list-item>
          <text:p text:style-name="P21">Si el usuario no existe en el sistema, muestra un error y finaliza la ejecución</text:p>
        </text:list-item>
        <text:list-item>
          <text:p text:style-name="P21">Si la ruta indicada no existe en el sistema, mostrar un error y finalizar</text:p>
        </text:list-item>
        <text:list-item>
          <text:p text:style-name="P21">Si el usuario y la ruta existen, mostrar:</text:p>
          <text:list>
            <text:list-item>
              <text:p text:style-name="P22">el UID del usuario</text:p>
            </text:list-item>
            <text:list-item>
              <text:p text:style-name="P22">Si es una contraseña "shadow" o no</text:p>
            </text:list-item>
            <text:list-item>
              <text:p text:style-name="P22">su grupo primario (nombre y GID)</text:p>
            </text:list-item>
            <text:list-item>
              <text:p text:style-name="P22">su directorio home</text:p>
            </text:list-item>
            <text:list-item>
              <text:p text:style-name="P22">shell de inicio</text:p>
            </text:list-item>
            <text:list-item>
              <text:p text:style-name="P22">todos los grupos al que pertenece el usuario</text:p>
            </text:list-item>
            <text:list-item>
              <text:p text:style-name="P23">todos los ficheros que se llamen como el que ha indicado el usuario a partir de la ruta especificada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00:28:01.574000000</meta:creation-date>
    <dc:date>2022-03-20T18:18:48.216000000</dc:date>
    <meta:editing-duration>PT18M24S</meta:editing-duration>
    <meta:editing-cycles>3</meta:editing-cycles>
    <meta:generator>LibreOffice/7.2.4.1$Windows_X86_64 LibreOffice_project/27d75539669ac387bb498e35313b970b7fe9c4f9</meta:generator>
    <meta:document-statistic meta:table-count="2" meta:image-count="0" meta:object-count="0" meta:page-count="2" meta:paragraph-count="43" meta:word-count="436" meta:character-count="2538" meta:non-whitespace-character-count="2173"/>
  </office:meta>
</office:document-meta>
</file>